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2000002B445C77DDB32FA7A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5.6874in" svg:height="7.2083in" draw:z-index="0"><draw:image xlink:href="Pictures/1000020100000222000002B445C77DDB32FA7A4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7T08:06:21.303094922</meta:creation-date>
    <dc:date>2023-03-07T08:06:48.367216593</dc:date>
    <meta:editing-duration>PT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